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9131" officeooo:paragraph-rsid="0005913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9131" officeooo:paragraph-rsid="000591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9131" officeooo:paragraph-rsid="0005913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9131" officeooo:paragraph-rsid="000611d7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59131" officeooo:paragraph-rsid="0007b533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059131" officeooo:paragraph-rsid="0008a6ba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08a6b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11d7" style:font-weight-asian="bold" style:font-weight-complex="bold"/>
    </style:style>
    <style:style style:name="T4" style:family="text">
      <style:text-properties fo:font-weight="normal" officeooo:rsid="00059131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rera Lunar: Legado de Apolo.</text:p>
      <text:p text:style-name="P1"/>
      <text:p text:style-name="P2">Temática: <text:span text:style-name="T1">Carrera Espacial y programa Apolo (1961-1972)</text:span></text:p>
      <text:p text:style-name="P3"/>
      <text:p text:style-name="P2">Sinopsis General</text:p>
      <text:p text:style-name="P2"/>
      <text:p text:style-name="P3">El jugador encarna a un ingeniero de la NASA durante la Carrera Espacial, superando los desafíos técnicos clave que llevaron al primer alunizaje tripulado. Cada nivel representa una etapa crítica del programa Apolo.</text:p>
      <text:p text:style-name="P3"/>
      <text:p text:style-name="P1">Nivel 1: "Escape de la Gravedad"</text:p>
      <text:p text:style-name="P2"/>
      <text:p text:style-name="P3"><text:span text:style-name="T2">Año:</text:span> 1961 | <text:span text:style-name="T2">Evento:</text:span> Lanzamiento del Saturno V - Misión Apolo 11</text:p>
      <text:p text:style-name="P3"/>
      <text:p text:style-name="P2">Contexto</text:p>
      <text:p text:style-name="P2"/>
      <text:p text:style-name="P3">El jugador debe controlar el lanzamiento del cohete Saturno V, superando la gravedad terrestre mientras gestiona el combustible y la estabilidad del vehículo.</text:p>
      <text:p text:style-name="P3"/>
      <text:p text:style-name="P2">Dinámica</text:p>
      <text:p text:style-name="P2"/>
      <text:p text:style-name="P3"><text:span text:style-name="T2">Vista:</text:span> Lateral con scroll vertical progresivo</text:p>
      <text:p text:style-name="P3"><text:span text:style-name="T2">Objetivo:</text:span> Alcanzar órbita terrestre (altura de 200km)</text:p>
      <text:p text:style-name="P3"><text:span text:style-name="T2">Control por tiempo:</text:span> 3 minutos para alcanzar órbita</text:p>
      <text:p text:style-name="P3"/>
      <text:p text:style-name="P4"><text:span text:style-name="T2">Retos:</text:span> </text:p>
      <text:p text:style-name="P4"/>
      <text:p text:style-name="P4">- Gestión limitada de combustible</text:p>
      <text:p text:style-name="P3">- Mantener ángulo de ascenso óptimo</text:p>
      <text:p text:style-name="P3">- Evitar sobrecalentamiento por fricción atmosférica</text:p>
      <text:p text:style-name="P3"/>
      <text:p text:style-name="P2">Físicas a Implementar</text:p>
      <text:p text:style-name="P2"/>
      <text:p text:style-name="P3">- Movimiento parabólico bajo gravedad variable</text:p>
      <text:p text:style-name="P3">- Resistencia aerodinámica proporcional a la velocidad</text:p>
      <text:p text:style-name="P3">- Consumo de combustible y reducción de masa</text:p>
      <text:p text:style-name="P3"/>
      <text:p text:style-name="P2">Funcionamiento General</text:p>
      <text:p text:style-name="P2"/>
      <text:p text:style-name="P3"><text:span text:style-name="T2">Controles:</text:span> Propulsión (W), Rotación (A/D). El jugador debe mantener la trayectoria mientras monitoriza combustible y temperatu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Nivel 2: "Acoplamiento Orbital"</text:p>
      <text:p text:style-name="P1"/>
      <text:p text:style-name="P3"><text:span text:style-name="T2">Año:</text:span> 1969 | <text:span text:style-name="T2">Evento:</text:span> Acoplamiento módulo lunar y de mando - Apolo 11</text:p>
      <text:p text:style-name="P3"/>
      <text:p text:style-name="P2">Contexto</text:p>
      <text:p text:style-name="P2"/>
      <text:p text:style-name="P3">En órbita lunar, el jugador debe realizar el crítico acoplamiento entre el módulo lunar "Eagle" y el módulo de mando "Columbia".</text:p>
      <text:p text:style-name="P3"/>
      <text:p text:style-name="P2">Dinámica</text:p>
      <text:p text:style-name="P2"/>
      <text:p text:style-name="P3"><text:span text:style-name="T2">Vista:</text:span> Cenital con rotación libre (entorno orbital)</text:p>
      <text:p text:style-name="P3"><text:span text:style-name="T2">Ob</text:span><text:span text:style-name="T3">j</text:span><text:span text:style-name="T2">etivo:</text:span> Acoplar ambas naves con precisión</text:p>
      <text:p text:style-name="P3"/>
      <text:p text:style-name="P2">Retos:</text:p>
      <text:p text:style-name="P3"/>
      <text:p text:style-name="P3">- Movimiento en microgravedad</text:p>
      <text:p text:style-name="P3">- Rotación y traslación simultáneas</text:p>
      <text:p text:style-name="P3">- Colisión con escombros orbitales</text:p>
      <text:p text:style-name="P3"/>
      <text:p text:style-name="P2">Físicas a Implementar</text:p>
      <text:p text:style-name="P2"/>
      <text:p text:style-name="P3">- Movimiento en microgravedad (aceleración constante)</text:p>
      <text:p text:style-name="P3">- Conservación del momentum angular</text:p>
      <text:p text:style-name="P3">- Colisiones inelásticas con transferencia de momentum</text:p>
      <text:p text:style-name="P3"/>
      <text:p text:style-name="P2">Funcionamiento General</text:p>
      <text:p text:style-name="P2"/>
      <text:p text:style-name="P3"><text:span text:style-name="T2">Controles:</text:span> Propulsores RCS (WASD para traslación, Q/E para rotación). Precisión y paciencia son clave.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Nivel 3: "Alunizaje del Eagle"</text:p>
      <text:p text:style-name="P1"/>
      <text:p text:style-name="P3"><text:span text:style-name="T2">Año:</text:span> 1969 | <text:span text:style-name="T2">Evento:</text:span> Alunizaje del Apolo 11 - "El Águila ha alunizado"</text:p>
      <text:p text:style-name="P3"/>
      <text:p text:style-name="P2">Contexto</text:p>
      <text:p text:style-name="P2"/>
      <text:p text:style-name="P3"><text:span text:style-name="T2">El desafío final:</text:span> alunizar el módulo lunar en el Mar de la Tranquilidad con combustible limitado y terreno irregular.</text:p>
      <text:p text:style-name="P3"/>
      <text:p text:style-name="P2">Dinámica</text:p>
      <text:p text:style-name="P2"/>
      <text:p text:style-name="P3"><text:span text:style-name="T2">Vista:</text:span> Lateral fija con perspectiva lunar</text:p>
      <text:p text:style-name="P3"><text:span text:style-name="T2">Objetivo:</text:span> Alunizar suavemente (&lt; 5 m/s) en zona designada</text:p>
      <text:p text:style-name="P3"/>
      <text:p text:style-name="P2">Retos:</text:p>
      <text:p text:style-name="P3"/>
      <text:p text:style-name="P3">- Terreno lunar con cráteres y rocas</text:p>
      <text:p text:style-name="P3">- Combustible muy limitado</text:p>
      <text:p text:style-name="P3">- Gravedad lunar (1/6 terrestre)</text:p>
      <text:p text:style-name="P3">- Tiempo crítico de decisión</text:p>
      <text:p text:style-name="P3"/>
      <text:p text:style-name="P2">Físicas a Implementar:</text:p>
      <text:p text:style-name="P2"/>
      <text:list text:style-name="L1">
        <text:list-item>
          <text:p text:style-name="P5">Gravedad lunar constante (1.62 m/s²)</text:p>
        </text:list-item>
        <text:list-item>
          <text:p text:style-name="P5">Impulso de propulsores en vacío</text:p>
        </text:list-item>
        <text:list-item>
          <text:p text:style-name="P5">Colisiones inelásticas con superficie</text:p>
        </text:list-item>
        <text:list-item>
          <text:p text:style-name="P5">Balance de torque durante rotación</text:p>
        </text:list-item>
      </text:list>
      <text:p text:style-name="P3"/>
      <text:p text:style-name="P2">Funcionamiento General:</text:p>
      <text:p text:style-name="P2"/>
      <text:p text:style-name="P3">Controles: Propulsor principal (W), Propulsores laterales (A/D). El jugador debe controlar velocidad vertical y horizontal simultáneament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Agente Autónomo: "Sistema de Guía Computarizado" (Nivel 3)</text:p>
      <text:p text:style-name="P1"/>
      <text:p text:style-name="P2">Componentes del Agente</text:p>
      <text:p text:style-name="P2"/>
      <text:p text:style-name="P2">a) Percepción:</text:p>
      <text:p text:style-name="P3"/>
      <text:list text:style-name="L2">
        <text:list-item>
          <text:p text:style-name="P6">Monitorea altitud, velocidad y combustible</text:p>
        </text:list-item>
        <text:list-item>
          <text:p text:style-name="P6">Detecta obstáculos en trayectoria de descenso</text:p>
        </text:list-item>
        <text:list-item>
          <text:p text:style-name="P7"><text:span text:style-name="T4">Analiza inclinación del terreno</text:span></text:p>
        </text:list-item>
      </text:list>
      <text:p text:style-name="P3"/>
      <text:p text:style-name="P2">b) Razonamiento:</text:p>
      <text:p text:style-name="P3"/>
      <text:p text:style-name="P3">Calcula trayectorias óptimas de descenso</text:p>
      <text:p text:style-name="P3">Evalúa riesgos de diferentes zonas de alunizaje</text:p>
      <text:p text:style-name="P3">Decide cuándo alertar al jugador sobre peligros</text:p>
      <text:p text:style-name="P3"/>
      <text:p text:style-name="P2">c) Acción:</text:p>
      <text:p text:style-name="P3"/>
      <text:p text:style-name="P3">Sugiere correcciones de trayectoria</text:p>
      <text:p text:style-name="P3">Activa alarmas de emergencia</text:p>
      <text:p text:style-name="P3">Propone abortar o continuar el descenso</text:p>
      <text:p text:style-name="P3"/>
      <text:p text:style-name="P2">d) Aprendizaje:</text:p>
      <text:p text:style-name="P3"/>
      <text:p text:style-name="P3">Aprende del estilo de control del jugador</text:p>
      <text:p text:style-name="P3">Adapta umbrales de alerta según éxito/métodos del jugador</text:p>
      <text:p text:style-name="P3">Optimiza sugerencias basado en patrones anteriores</text:p>
      <text:p text:style-name="P3"/>
      <text:p text:style-name="P2">Comportamiento Inteligente</text:p>
      <text:p text:style-name="P2"/>
      <text:p text:style-name="P3">El agente analiza los intentos previos del jugador y personaliza sus sugerencias, volviéndose más útil según se familiariza con las tendencias del jugad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21:13:09.479146807</meta:creation-date>
    <dc:date>2025-11-01T22:13:45.245081834</dc:date>
    <meta:editing-duration>PT31M5S</meta:editing-duration>
    <meta:editing-cycles>6</meta:editing-cycles>
    <meta:generator>LibreOffice/25.2.6.2$Linux_X86_64 LibreOffice_project/520$Build-2</meta:generator>
    <meta:document-statistic meta:table-count="0" meta:image-count="0" meta:object-count="0" meta:page-count="4" meta:paragraph-count="78" meta:word-count="514" meta:character-count="3516" meta:non-whitespace-character-count="3088"/>
  </office:meta>
</office:document-meta>
</file>